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  <style:style style:name="T6" style:family="text">
      <style:text-properties style:font-name="Ubuntu Mon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de" fo:country="D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 Mono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n</text:span>-Tupel sind eine geordnete Zusammenfassung von <text:line-break/><text:span text:style-name="T3">n</text:span> Objekten </text:p>
              </text:list-item>
              <text:list-item>
                <text:p><text:span text:style-name="T4">Die </text:span><text:span text:style-name="T5">3-Tupel</text:span><text:span text:style-name="T6"> (1, "one", true)</text:span> und <text:span text:style-name="T6">(2, "two", false)</text:span> <text:line-break/>sind Elemente des Wertebereichs <text:line-break/><text:span text:style-name="T6">Integer x String x Boolean</text:span></text:p>
              </text:list-item>
              <text:list-item>
                <text:p><text:span text:style-name="T4">Tupel sind u.a. das natürliche Ergebnis von Funktionen mit mehren Ergebniswerten, z.B.:</text:span><text:span text:style-name="T4"><text:line-break/></text:span><text:span text:style-name="T7">f: Error → </text:span><text:span text:style-name="T6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8">diverse Methoden </text:span><text:span text:style-name="T9">»</text:span><text:span text:style-name="T6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0">Praktische Alternative zu checked exceptions </text:span><text:span text:style-name="T10">und GOTO-artigen Exception-gesteuerten </text:span><text:span text:style-name="T10">Programmabläufen </text:span></text:p>
              </text:list-item>
              <text:list-item>
                <text:p><text:span text:style-name="T11">Konvention: </text:span><text:span text:style-name="T7">Either&lt;ErrorType, </text:span><text:span text:style-name="T6">ResultType</text:span><text:span text:style-name="T6">&gt;</text:span></text:p>
              </text:list-item>
            </text:list>
            <text:list text:style-name="L3">
              <text:list-item>
                <text:p><text:span text:style-name="T12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6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0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2">QueueJava.java, </text:span><text:span text:style-name="T14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3T11:05:15.226839477</dc:date>
    <meta:editing-duration>PT4H4M43S</meta:editing-duration>
    <meta:editing-cycles>22</meta:editing-cycles>
    <meta:generator>LibreOffice/6.0.7.3$Linux_X86_64 LibreOffice_project/00m0$Build-3</meta:generator>
    <meta:document-statistic meta:object-count="61"/>
  </office:meta>
</office:document-meta>
</file>